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7e6b6" officeooo:paragraph-rsid="0057e6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355dd" officeooo:paragraph-rsid="006355d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1a801" officeooo:paragraph-rsid="00728b48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355dd" officeooo:paragraph-rsid="006355d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355dd" officeooo:paragraph-rsid="00728b48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2dcaf" officeooo:paragraph-rsid="00728b48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2a21e" officeooo:paragraph-rsid="0072a21e" style:font-size-asian="12pt" style:font-weight-asian="normal" style:font-size-complex="12pt" style:font-weight-complex="normal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3809" style:font-weight-asian="bold" style:font-weight-complex="bold"/>
    </style:style>
    <style:style style:name="T4" style:family="text">
      <style:text-properties fo:font-weight="bold" officeooo:rsid="00571155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53db7c" style:font-weight-asian="bold" style:font-weight-complex="bold"/>
    </style:style>
    <style:style style:name="T7" style:family="text">
      <style:text-properties fo:font-weight="bold" officeooo:rsid="0061a801" style:font-weight-asian="bold" style:font-weight-complex="bold"/>
    </style:style>
    <style:style style:name="T8" style:family="text">
      <style:text-properties fo:font-weight="bold" officeooo:rsid="00672392" style:font-weight-asian="bold" style:font-weight-complex="bold"/>
    </style:style>
    <style:style style:name="T9" style:family="text">
      <style:text-properties fo:font-weight="bold" officeooo:rsid="006a250b" style:font-weight-asian="bold" style:font-weight-complex="bold"/>
    </style:style>
    <style:style style:name="T10" style:family="text">
      <style:text-properties officeooo:rsid="0067239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">5</text:span><text:span text:style-name="T4">0</text:span><text:span text:style-name="T9">5</text:span><text:span text:style-name="T5"> -</text:span><text:span text:style-name="T6"> </text:span><text:span text:style-name="T4">A2</text:span><text:span text:style-name="T3">G</text:span><text:span text:style-name="T6"> -</text:span><text:span text:style-name="T5"> </text:span><text:span text:style-name="T7">Gun</text:span></text:p>
      <text:p text:style-name="P4"/>
      <text:p text:style-name="P5">Fence in</text:p>
      <text:list text:style-name="L1">
        <text:list-item>
          <text:p text:style-name="P7">A/G Master Mode</text:p>
        </text:list-item>
        <text:list-item>
          <text:p text:style-name="P7">Master Arm ON</text:p>
        </text:list-item>
      </text:list>
      <text:p text:style-name="P4"/>
      <text:p text:style-name="P6">Gun strafing</text:p>
      <text:list xml:id="list1996603216" text:style-name="L2">
        <text:list-item>
          <text:p text:style-name="P8"><text:span text:style-name="T2">Deselect</text:span> all weapon stations on <text:span text:style-name="T2">ARMT</text:span> page.</text:p>
        </text:list-item>
      </text:list>
      <text:list text:style-name="L3">
        <text:list-item>
          <text:list>
            <text:list-item>
              <text:p text:style-name="P9">NOTE If you had bombs selected, but dropped them, they may still be "selected" (boxed) but with no text or box actually showing under their OSBs. <text:s/>Press the OSBs to toggle them to unselected.</text:p>
            </text:list-item>
          </text:list>
        </text:list-item>
      </text:list>
      <text:list xml:id="list211042713119947" text:continue-list="list1996603216" text:style-name="L2">
        <text:list-item>
          <text:p text:style-name="P8"><text:span text:style-name="T10">Take command of the HUD </text:span>(<text:span text:style-name="T2">Dish Hat </text:span><text:span text:style-name="T8">press, then Dish Hat </text:span><text:span text:style-name="T2">up</text:span><text:span text:style-name="T10">, HUD should say </text:span><text:span text:style-name="T8">IN CMD</text:span><text:span text:style-name="T10"> in lower left</text:span>)</text:p>
        </text:list-item>
        <text:list-item>
          <text:p text:style-name="P8">Press <text:span text:style-name="T2">Auto Acq Switch aft short</text:span> (<text:span text:style-name="T2">Gray Reset Hat aft short</text:span>)<text:span text:style-name="T10"> to get gun pipper.</text:span></text:p>
        </text:list-item>
        <text:list-item>
          <text:p text:style-name="P8">Trigger fires gun.</text:p>
        </text:list-item>
        <text:list-item>
          <text:p text:style-name="P10">To remove the gun reticle when finished, select a different bomb program, or deselect/reselect some bomb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7T21:10:42.125000000</dc:date>
    <meta:editing-duration>P1DT12H33M16S</meta:editing-duration>
    <meta:editing-cycles>8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7" meta:word-count="136" meta:character-count="671" meta:non-whitespace-character-count="559"/>
  </office:meta>
</office:document-meta>
</file>